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paragraph-rsid="00195a3c"/>
    </style:style>
    <style:style style:name="T1" style:family="text">
      <style:text-properties officeooo:rsid="001a731d"/>
    </style:style>
    <style:style style:name="T2" style:family="text">
      <style:text-properties officeooo:rsid="00195a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te compiled: </text:span><text:span text:style-name="T2"><text:date style:data-style-name="N37" text:date-value="2020-11-13T08:33:47.170637575" text:fixed="true">13/11/20</text:date></text:span></text:p>
      <text:p text:style-name="Heading">Cowley 1</text:p>
      <text:p text:style-name="Standard">NONE</text:p>
      <text:p text:style-name="Heading">Cowley 2</text:p>
      <text:p text:style-name="Standard">Stanley, William <text:span text:style-name="T1">(Bill)</text:span></text:p>
      <text:p text:style-name="Standard">Lwin, Ko Ko </text:p>
      <text:p text:style-name="Heading">Cumnor 1</text:p>
      <text:p text:style-name="Standard">Nick Burrows</text:p>
      <text:p text:style-name="Heading">Cumnor 2</text:p>
      <text:p text:style-name="Standard">NONE</text:p>
      <text:p text:style-name="Heading">Oxford City 1</text:p>
      <text:p text:style-name="Standard">Manley, Jon P</text:p>
      <text:p text:style-name="Standard">Brown, Matthew</text:p>
      <text:p text:style-name="Heading">Oxford City 2</text:p>
      <text:p text:style-name="Standard">Badhe, Abhishek</text:p>
      <text:p text:style-name="Standard">King, Simon E</text:p>
      <text:p text:style-name="Heading">Oxford University 1</text:p>
      <text:p text:style-name="Standard">Filip Mihov</text:p>
      <text:p text:style-name="Standard">Yuting Fu</text:p>
      <text:p text:style-name="Standard">Anshu Ramaiya</text:p>
      <text:p text:style-name="Heading">Oxford University 2</text:p>
      <text:p text:style-name="Standard">Taylor Pearson</text:p>
      <text:p text:style-name="Heading">Oxford University 3</text:p>
      <text:p text:style-name="Standard">NONE</text:p>
      <text:p text:style-name="Heading">Witney 1</text:p>
      <text:p text:style-name="Standard">Searle, Howard AJ</text:p>
      <text:p text:style-name="Standard">Kennedy, Ben </text:p>
      <text:p text:style-name="Standard">Gentry, Alan E</text:p>
      <text:p text:style-name="Standard">Edwards, Derek F </text:p>
      <text:p text:style-name="Standard">Blackwell, David</text:p>
      <text:p text:style-name="Heading"/>
      <text:p text:style-name="Heading">Witney 2</text:p>
      <text:p text:style-name="Standard">Kilbride-Newman, Robert (Bob)</text:p>
      <text:p text:style-name="Standard">Gilders, Ian </text:p>
      <text:p text:style-name="Standard">Turner, Roger N</text:p>
      <text:p text:style-name="Standard">Manning, Charlie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4819*" fo:start-indent="0in" fo:end-indent="0.1in"/>
          <style:column style:rel-width="4819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819*" fo:start-indent="0in" fo:end-indent="0.1in"/>
          <style:column style:rel-width="4819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List of Starred Players for the First Mike Duck Online Tournament</text:h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3:16:41.298404081</meta:creation-date>
    <meta:generator>LibreOffice/6.0.7.3$Linux_X86_64 LibreOffice_project/00m0$Build-3</meta:generator>
    <dc:date>2020-11-13T08:52:08.072593046</dc:date>
    <meta:editing-duration>PT14M6S</meta:editing-duration>
    <meta:editing-cycles>4</meta:editing-cycles>
    <meta:document-statistic meta:table-count="0" meta:image-count="0" meta:object-count="0" meta:page-count="1" meta:paragraph-count="36" meta:word-count="93" meta:character-count="531" meta:non-whitespace-character-count="469"/>
  </office:meta>
</office:document-meta>
</file>